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17cm" table:align="margins"/>
    </style:style>
    <style:style style:name="Tablo1.A" style:family="table-column">
      <style:table-column-properties style:column-width="8.5cm" style:rel-column-width="32767*"/>
    </style:style>
    <style:style style:name="Tablo1.A1" style:family="table-cell">
      <style:table-cell-properties fo:padding="0.097cm" fo:border-left="0.002cm solid #000000" fo:border-right="none" fo:border-top="0.002cm solid #000000" fo:border-bottom="0.002cm solid #000000"/>
    </style:style>
    <style:style style:name="Tablo1.B1" style:family="table-cell">
      <style:table-cell-properties fo:padding="0.097cm" fo:border="0.002cm solid #000000"/>
    </style:style>
    <style:style style:name="Tablo1.A2" style:family="table-cell">
      <style:table-cell-properties fo:padding="0.097cm" fo:border-left="0.002cm solid #000000" fo:border-right="none" fo:border-top="none" fo:border-bottom="0.002cm solid #000000"/>
    </style:style>
    <style:style style:name="Tablo1.B2" style:family="table-cell">
      <style:table-cell-properties fo:padding="0.097cm" fo:border-left="0.002cm solid #000000" fo:border-right="0.002cm solid #000000" fo:border-top="none" fo:border-bottom="0.002cm solid #000000"/>
    </style:style>
    <style:style style:name="Tablo2" style:family="table">
      <style:table-properties style:width="19.9cm" fo:margin-left="-1.409cm" fo:margin-right="-1.49cm" table:align="margins"/>
    </style:style>
    <style:style style:name="Tablo2.A" style:family="table-column">
      <style:table-column-properties style:column-width="2.392cm" style:rel-column-width="1356*"/>
    </style:style>
    <style:style style:name="Tablo2.B" style:family="table-column">
      <style:table-column-properties style:column-width="5.068cm" style:rel-column-width="2873*"/>
    </style:style>
    <style:style style:name="Tablo2.C" style:family="table-column">
      <style:table-column-properties style:column-width="5.292cm" style:rel-column-width="3000*"/>
    </style:style>
    <style:style style:name="Tablo2.D" style:family="table-column">
      <style:table-column-properties style:column-width="7.149cm" style:rel-column-width="4053*"/>
    </style:style>
    <style:style style:name="Tablo2.A1" style:family="table-cell">
      <style:table-cell-properties fo:padding="0.097cm" fo:border-left="0.002cm solid #000000" fo:border-right="none" fo:border-top="0.002cm solid #000000" fo:border-bottom="0.002cm solid #000000"/>
    </style:style>
    <style:style style:name="Tablo2.D1" style:family="table-cell">
      <style:table-cell-properties fo:padding="0.097cm" fo:border="0.002cm solid #000000"/>
    </style:style>
    <style:style style:name="Tablo2.A2" style:family="table-cell">
      <style:table-cell-properties fo:padding="0.097cm" fo:border-left="0.002cm solid #000000" fo:border-right="none" fo:border-top="none" fo:border-bottom="0.002cm solid #000000"/>
    </style:style>
    <style:style style:name="Tablo2.D2" style:family="table-cell">
      <style:table-cell-properties fo:padding="0.097cm" fo:border-left="0.002cm solid #000000" fo:border-right="0.002cm solid #000000" fo:border-top="none" fo:border-bottom="0.002cm solid #000000"/>
    </style:style>
    <style:style style:name="Tablo3" style:family="table">
      <style:table-properties style:width="19.957cm" fo:margin-left="-1.438cm" fo:margin-right="-1.519cm" table:align="margins"/>
    </style:style>
    <style:style style:name="Tablo3.A" style:family="table-column">
      <style:table-column-properties style:column-width="3.519cm" style:rel-column-width="1995*"/>
    </style:style>
    <style:style style:name="Tablo3.B" style:family="table-column">
      <style:table-column-properties style:column-width="5.32cm" style:rel-column-width="3016*"/>
    </style:style>
    <style:style style:name="Tablo3.C" style:family="table-column">
      <style:table-column-properties style:column-width="5.348cm" style:rel-column-width="3032*"/>
    </style:style>
    <style:style style:name="Tablo3.D" style:family="table-column">
      <style:table-column-properties style:column-width="5.77cm" style:rel-column-width="3271*"/>
    </style:style>
    <style:style style:name="Tablo3.A1" style:family="table-cell">
      <style:table-cell-properties fo:padding="0.097cm" fo:border-left="0.002cm solid #000000" fo:border-right="none" fo:border-top="0.002cm solid #000000" fo:border-bottom="0.002cm solid #000000"/>
    </style:style>
    <style:style style:name="Tablo3.D1" style:family="table-cell">
      <style:table-cell-properties fo:padding="0.097cm" fo:border="0.002cm solid #000000"/>
    </style:style>
    <style:style style:name="Tablo3.A2" style:family="table-cell">
      <style:table-cell-properties fo:padding="0.097cm" fo:border-left="0.002cm solid #000000" fo:border-right="none" fo:border-top="none" fo:border-bottom="0.002cm solid #000000"/>
    </style:style>
    <style:style style:name="Tablo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7pt" style:text-underline-style="solid" style:text-underline-width="auto" style:text-underline-color="font-color" fo:font-weight="bold" style:font-size-asian="17pt" style:font-weight-asian="bold" style:font-size-complex="17pt"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12" style:family="paragraph" style:parent-style-name="Table_20_Contents">
      <style:paragraph-properties fo:text-align="start" style:justify-single-word="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arket Uygulaması Raporu</text:span></text:p>
      <text:p text:style-name="P1"><text:span text:style-name="T2"/></text:p>
      <text:p text:style-name="P1"><text:span text:style-name="T2"/></text:p>
      <text:p text:style-name="P1"><text:span text:style-name="T2"/></text:p>
      <text:p text:style-name="P2"><text:span text:style-name="T2"><text:tab/></text:span><text:span text:style-name="T3">Bu uygulamanın amacı kullanıcıların, uygulama aracılığı ile market üzerinden alışveriş yapabilmesini sağlamaktır. Uygulamanın kullanımında kullanıcı hesap oluşturabilir, giriş yapabilir, ürün seçebilir, ürün temizleyebilir, bakiye yükleyebilir ve çıkış yapabilir. Uygulamada mvc yapısı kullanılmıştır.</text:span></text:p>
      <text:p text:style-name="P2"><text:span text:style-name="T3"/></text:p>
      <text:p text:style-name="P8"><text:span text:style-name="T4">Uygulamada kullanılan paketler</text:span></text:p>
      <text:p text:style-name="P2"><text:span text:style-name="T4"/></text:p>
      <table:table table:name="Tablo1" table:style-name="Tablo1">
        <table:table-column table:style-name="Tablo1.A" table:number-columns-repeated="2"/>
        <table:table-row>
          <table:table-cell table:style-name="Tablo1.A1" office:value-type="string">
            <text:p text:style-name="P11">Paket adı</text:p>
          </table:table-cell>
          <table:table-cell table:style-name="Tablo1.B1" office:value-type="string">
            <text:p text:style-name="P11">Pakette bulunan classlar</text:p>
          </table:table-cell>
        </table:table-row>
        <table:table-row>
          <table:table-cell table:style-name="Tablo1.A2" office:value-type="string">
            <text:p text:style-name="P9">model</text:p>
          </table:table-cell>
          <table:table-cell table:style-name="Tablo1.B2" office:value-type="string">
            <text:p text:style-name="P9">Kullanici, Urun, UrunKutusu</text:p>
          </table:table-cell>
        </table:table-row>
        <table:table-row>
          <table:table-cell table:style-name="Tablo1.A2" office:value-type="string">
            <text:p text:style-name="P9">view</text:p>
          </table:table-cell>
          <table:table-cell table:style-name="Tablo1.B2" office:value-type="string">
            <text:p text:style-name="P9">LoginData, Main(JFrame)</text:p>
          </table:table-cell>
        </table:table-row>
        <table:table-row>
          <table:table-cell table:style-name="Tablo1.A2" office:value-type="string">
            <text:p text:style-name="P9">controller</text:p>
          </table:table-cell>
          <table:table-cell table:style-name="Tablo1.B2" office:value-type="string">
            <text:p text:style-name="P9">LoadData, UrunYukle</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Uygulamada kullanılan classlar</text:p>
      <text:p text:style-name="P3"/>
      <table:table table:name="Tablo2" table:style-name="Tablo2">
        <table:table-column table:style-name="Tablo2.A"/>
        <table:table-column table:style-name="Tablo2.B"/>
        <table:table-column table:style-name="Tablo2.C"/>
        <table:table-column table:style-name="Tablo2.D"/>
        <table:table-row>
          <table:table-cell table:style-name="Tablo2.A1" office:value-type="string">
            <text:p text:style-name="P11">Class adı</text:p>
          </table:table-cell>
          <table:table-cell table:style-name="Tablo2.A1" office:value-type="string">
            <text:p text:style-name="P11">Classda bulunan değişkenler</text:p>
          </table:table-cell>
          <table:table-cell table:style-name="Tablo2.A1" office:value-type="string">
            <text:p text:style-name="P11">Classda kullanılan metodlar</text:p>
          </table:table-cell>
          <table:table-cell table:style-name="Tablo2.D1" office:value-type="string">
            <text:p text:style-name="P11">Açıklama</text:p>
          </table:table-cell>
        </table:table-row>
        <table:table-row>
          <table:table-cell table:style-name="Tablo2.A2" office:value-type="string">
            <text:p text:style-name="P9">Kullanici</text:p>
          </table:table-cell>
          <table:table-cell table:style-name="Tablo2.A2" office:value-type="string">
            <text:p text:style-name="P9">private int id, private String kullaniciAdi, private String parola, private String <text:s/>ad, private soyad, private String <text:s/>rol, private <text:s/>float cuzdan, private <text:s/>String <text:s/>telefon, private <text:s/>String <text:s/>adres, private <text:s/>String <text:s/>mail</text:p>
          </table:table-cell>
          <table:table-cell table:style-name="Tablo2.A2" office:value-type="string">
            <text:p text:style-name="P12">Kullanici(parametreler)(Constructor)</text:p>
          </table:table-cell>
          <table:table-cell table:style-name="Tablo2.D2" office:value-type="string">
            <text:p text:style-name="P9">Veri tabanı tablosu için kullanılan model</text:p>
          </table:table-cell>
        </table:table-row>
        <table:table-row>
          <table:table-cell table:style-name="Tablo2.A2" office:value-type="string">
            <text:p text:style-name="P9">Urun</text:p>
          </table:table-cell>
          <table:table-cell table:style-name="Tablo2.A2" office:value-type="string">
            <text:p text:style-name="P9">private int id, private String ad, private String marka, private <text:s/>String kategori, private Date sonKTarih, private String imagePath, private float ucret</text:p>
          </table:table-cell>
          <table:table-cell table:style-name="Tablo2.A2" office:value-type="string">
            <text:p text:style-name="P9">Urun(<text:span text:style-name="T5">parametreler</text:span>)(Constructor)</text:p>
          </table:table-cell>
          <table:table-cell table:style-name="Tablo2.D2" office:value-type="string">
            <text:p text:style-name="P9">Veri tabanı tablosu için kullanılan model</text:p>
          </table:table-cell>
        </table:table-row>
        <table:table-row>
          <table:table-cell table:style-name="Tablo2.A2" office:value-type="string">
            <text:p text:style-name="P9">UrunKutusu</text:p>
          </table:table-cell>
          <table:table-cell table:style-name="Tablo2.A2" office:value-type="string">
            <text:p text:style-name="P9">private JPanel panel, private JLabel image, <text:s/>private JLabel urunAd, private JLabel urunFiyat, private JButton sepeteEkleButton, private static SessionFactory sessionFactoryObj</text:p>
          </table:table-cell>
          <table:table-cell table:style-name="Tablo2.A2" office:value-type="string">
            <text:p text:style-name="P9">UrunKutusu(<text:span text:style-name="T5">parametreler</text:span>)(Constructor), buildSessionFactory()</text:p>
          </table:table-cell>
          <table:table-cell table:style-name="Tablo2.D2" office:value-type="string">
            <text:p text:style-name="P9">Marketteki ürünlerin bulunduğu panele eklenen JPaneller için oluşturulan model</text:p>
          </table:table-cell>
        </table:table-row>
        <table:table-row>
          <table:table-cell table:style-name="Tablo2.A2" office:value-type="string">
            <text:p text:style-name="P9">LoginData</text:p>
          </table:table-cell>
          <table:table-cell table:style-name="Tablo2.A2" office:value-type="string">
            <text:p text:style-name="P9">private static Kullanici kullaniciBilgi</text:p>
          </table:table-cell>
          <table:table-cell table:style-name="Tablo2.A2" office:value-type="string">
            <text:p text:style-name="P9">GetKullaniciBilgi(), <text:s/>setKullaniciBilgi()</text:p>
          </table:table-cell>
          <table:table-cell table:style-name="Tablo2.D2" office:value-type="string">
            <text:p text:style-name="P9">Kullanıcı giriş yaptığında bilgilerini program çalıştığı sürece kullanabilmek için oluşturulan sınıf</text:p>
          </table:table-cell>
        </table:table-row>
      </table:table>
      <text:p text:style-name="P3"/>
      <text:p text:style-name="P3"/>
      <table:table table:name="Tablo3" table:style-name="Tablo3">
        <table:table-column table:style-name="Tablo3.A"/>
        <table:table-column table:style-name="Tablo3.B"/>
        <table:table-column table:style-name="Tablo3.C"/>
        <table:table-column table:style-name="Tablo3.D"/>
        <text:soft-page-break/>
        <table:table-row>
          <table:table-cell table:style-name="Tablo3.A1" office:value-type="string">
            <text:p text:style-name="P11">Class adı</text:p>
          </table:table-cell>
          <table:table-cell table:style-name="Tablo3.A1" office:value-type="string">
            <text:p text:style-name="P11">Classda bulunan değişkenler</text:p>
          </table:table-cell>
          <table:table-cell table:style-name="Tablo3.A1" office:value-type="string">
            <text:p text:style-name="P11">Classda kullanılan metodlar</text:p>
          </table:table-cell>
          <table:table-cell table:style-name="Tablo3.D1" office:value-type="string">
            <text:p text:style-name="P11">Açıklama</text:p>
          </table:table-cell>
        </table:table-row>
        <table:table-row>
          <table:table-cell table:style-name="Tablo3.A2" office:value-type="string">
            <text:p text:style-name="P9">Main(JFrame)</text:p>
          </table:table-cell>
          <table:table-cell table:style-name="Tablo3.A2" office:value-type="string">
            <text:p text:style-name="P9">private static Session sessionObj, private static SessionFactory sessionFactoryObj, private static int urunId, private long control, private UrunYukle urunYukle, private static List&lt;Urun&gt; sepettekiUrunler</text:p>
          </table:table-cell>
          <table:table-cell table:style-name="Tablo3.A2" office:value-type="string">
            <text:p text:style-name="P9">BuildSessionFactory(), panelDegistir(), girisYapButtonActionPerformed(), <text:s/>uyeOlGirisButtonActionPerformed(), uyeOlUyeButtonActionPerformed(), satinAlButtonActionPerformed(), sepetiBosaltButtonActionPerformed(), cikisButtonActionPerformed(), yukleButtonActionPerformed(), bakiyeGeriButtonActionPerformed(), bakiyeCikisButtonActionPerformed(), main() </text:p>
          </table:table-cell>
          <table:table-cell table:style-name="Tablo3.D2" office:value-type="string">
            <text:p text:style-name="P9">Arayüzü kontrol ettiğimiz sınıf</text:p>
          </table:table-cell>
        </table:table-row>
        <table:table-row>
          <table:table-cell table:style-name="Tablo3.A2" office:value-type="string">
            <text:p text:style-name="P9">LoadData</text:p>
          </table:table-cell>
          <table:table-cell table:style-name="Tablo3.A2" office:value-type="string">
            <text:p text:style-name="P9">private static Session sessionObj, private long control, </text:p>
          </table:table-cell>
          <table:table-cell table:style-name="Tablo3.A2" office:value-type="string">
            <text:p text:style-name="P9">LoadData(parametreler)(Constructor), <text:s/>loadAllData()</text:p>
          </table:table-cell>
          <table:table-cell table:style-name="Tablo3.D2" office:value-type="string">
            <text:p text:style-name="P9">Program başladığında test amaçlı kullanılacak verilerin veri tabanını yüklenmesi için oluşturulan sınıf</text:p>
          </table:table-cell>
        </table:table-row>
        <table:table-row>
          <table:table-cell table:style-name="Tablo3.A2" office:value-type="string">
            <text:p text:style-name="P9">UrunYukle</text:p>
          </table:table-cell>
          <table:table-cell table:style-name="Tablo3.A2" office:value-type="string">
            <text:p text:style-name="P9">private Urun urun, private static Session, private static List&lt;Urun&gt; sepettekiUrunler</text:p>
          </table:table-cell>
          <table:table-cell table:style-name="Tablo3.A2" office:value-type="string">
            <text:p text:style-name="P9">Doldur(), sepeteEkle()</text:p>
          </table:table-cell>
          <table:table-cell table:style-name="Tablo3.D2" office:value-type="string">
            <text:p text:style-name="P9">Market için oluşturulan panele ürünlerin eklenmesi için oluşturulan sınıf</text:p>
          </table:table-cell>
        </table:table-row>
      </table:table>
      <text:p text:style-name="P3"/>
      <text:p text:style-name="P3"/>
      <text:p text:style-name="P3"/>
      <text:p text:style-name="P3"/>
      <text:p text:style-name="P3"/>
      <text:p text:style-name="P3"><text:soft-page-break/></text:p>
      <text:p text:style-name="P7">Metodların incelenmesi</text:p>
      <text:p text:style-name="P6"/>
      <text:p text:style-name="P10">buildSessionFactory(): Konfigürasyon örneği oluşturup Hibernate configürasyon dosyasını geçirmek için kullanılan ve SessionFactory objesi dönen metod.</text:p>
      <text:p text:style-name="P10"/>
      <text:p text:style-name="P10">loadAllData(): Program başladığında test verilerini veri tabanına yükleyen metod.</text:p>
      <text:p text:style-name="P10"/>
      <text:p text:style-name="P10">doldur(): Market için oluşturulan panele ürünleri ekleyen metod.</text:p>
      <text:p text:style-name="P10"/>
      <text:p text:style-name="P10">sepeteEkle(): Sepet için oluşturulan panele seçilen ürünleri ekleyen metod.</text:p>
      <text:p text:style-name="P10"/>
      <text:p text:style-name="P10">girisYapButtonActionPerformed(): Giriş yapma panelinde iken “Giriş Yap” butonuna tıklandığında kullanıcının girişi için kontrol işlemleri gerçekleştirip gerekli durumda yönlendirme yapan metod.</text:p>
      <text:p text:style-name="P10"/>
      <text:p text:style-name="P10">uyeOlGirisButtonActionPerformed(): Üye olunan panelden giriş yapma paneline dönüş için kullanılan metod.</text:p>
      <text:p text:style-name="P10"/>
      <text:p text:style-name="P10">uyeOlUyeButtonActionPerformed(): Üye olma panelinde iken kullanıcının girdiği bilgilere göre üye olup olmamasını kontrol eden metod.</text:p>
      <text:p text:style-name="P10"/>
      <text:p text:style-name="P10">SatinAlButtonActionPerformed(): Kullanıcının sepetine eklediği ürünlerin, kullanıcının bakiyesine bağlı olarak alıp almamasını kontrol eden metod.</text:p>
      <text:p text:style-name="P10"/>
      <text:p text:style-name="P10">sepetiBosaltButtonActionPerformed(): Kullanıcının sepetini boşaltması için kullanılan metod.</text:p>
      <text:p text:style-name="P6"/>
      <text:p text:style-name="P10">cikisButtonActionPerformed(): Kullanıcının çıkışını sağlayan metod.</text:p>
      <text:p text:style-name="P10"/>
      <text:p text:style-name="P10">yukleButtonActionPerformed(): Kullanıcının bakiye durumunu, yüklemek istediği miktara göre güncelleyen metod.</text:p>
      <text:p text:style-name="P10"/>
      <text:p text:style-name="P10"/>
      <text:p text:style-name="P10"><text:soft-page-break/></text:p>
      <text:p text:style-name="P10">bakiyeGeriButtonActionPerformed(): Kullanıcının, bakiye yükleme panelinde iken market paneline geri dönmesini sağlayan metod.</text:p>
      <text:p text:style-name="P10"/>
      <text:p text:style-name="P10">bakiyeCikisButtonActionPerformed(): Kullanıcının, bakiye yükleme panelinde iken çıkış yapmasını sağlayan met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4T11:33:43.36</meta:creation-date>
    <meta:document-statistic meta:table-count="3" meta:image-count="0" meta:object-count="0" meta:page-count="5" meta:paragraph-count="62" meta:word-count="419" meta:character-count="4168"/>
    <dc:date>2020-06-14T12:37:40.56</dc:date>
    <meta:editing-duration>PT1M27S</meta:editing-duration>
    <meta:editing-cycles>1</meta:editing-cycles>
    <meta:generator>OpenOffice/4.1.6$Win32 OpenOffice.org_project/416m1$Build-9790</meta:generator>
  </office:meta>
</office:document-meta>
</file>